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-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rim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rl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Khalf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i-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ung-yo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Ros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Ne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Azzur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Bi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Par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Marr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チームK</text:p>
          </table:table-cell>
          <table:table-cell office:value-type="string" calcext:value-type="string">
            <text:p>Latt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w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cor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lia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vi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ike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m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d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lessand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us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cC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ran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ré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en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ing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ul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bule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em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グループB選抜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i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copi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nc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prico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git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キャッピキャピA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-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ou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t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M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-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air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c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イナズマ’10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cro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ll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ur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Lul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-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-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Cl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 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-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-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l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al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apric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ihe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-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ll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rinces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ul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Thie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ea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 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urquoi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-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latin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l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r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en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vi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a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5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5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5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7T18:18:23.533489768</dc:date>
    <meta:editing-duration>PT6H13M20S</meta:editing-duration>
    <meta:editing-cycles>49</meta:editing-cycles>
    <meta:generator>LibreOffice/7.3.7.2$Linux_X86_64 LibreOffice_project/30$Build-2</meta:generator>
    <meta:document-statistic meta:table-count="3" meta:cell-count="11884" meta:object-count="0"/>
  </office:meta>
</office:document-meta>
</file>